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2.517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3.836cm"/>
    </style:style>
    <style:style style:name="co6" style:family="table-column">
      <style:table-column-properties fo:break-before="auto" style:column-width="3.1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STM32F401_20_alternate_20_function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M32F401 alternate function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F00</text:p>
          </table:table-cell>
          <table:table-cell office:value-type="string" calcext:value-type="string">
            <text:p>AF01</text:p>
          </table:table-cell>
          <table:table-cell office:value-type="string" calcext:value-type="string">
            <text:p>AF02</text:p>
          </table:table-cell>
          <table:table-cell office:value-type="string" calcext:value-type="string">
            <text:p>AF03</text:p>
          </table:table-cell>
          <table:table-cell office:value-type="string" calcext:value-type="string">
            <text:p>AF04</text:p>
          </table:table-cell>
          <table:table-cell office:value-type="string" calcext:value-type="string">
            <text:p>AF05</text:p>
          </table:table-cell>
          <table:table-cell office:value-type="string" calcext:value-type="string">
            <text:p>AF06</text:p>
          </table:table-cell>
          <table:table-cell office:value-type="string" calcext:value-type="string">
            <text:p>AF07</text:p>
          </table:table-cell>
          <table:table-cell office:value-type="string" calcext:value-type="string">
            <text:p>AF08</text:p>
          </table:table-cell>
          <table:table-cell office:value-type="string" calcext:value-type="string">
            <text:p>AF0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  <table:table-cell office:value-type="string" calcext:value-type="string">
            <text:p>AF1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ort</text:p>
          </table:table-cell>
          <table:table-cell table:number-columns-repeated="3"/>
          <table:table-cell office:value-type="string" calcext:value-type="string">
            <text:p>TIM9/ </text:p>
          </table:table-cell>
          <table:table-cell/>
          <table:table-cell office:value-type="string" calcext:value-type="string">
            <text:p>SPI1/SPI2/ </text:p>
          </table:table-cell>
          <table:table-cell/>
          <table:table-cell office:value-type="string" calcext:value-type="string">
            <text:p>SPI3/I2S3/ 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YS_ AF</text:p>
          </table:table-cell>
          <table:table-cell office:value-type="string" calcext:value-type="string">
            <text:p>TIM1/ TIM2</text:p>
          </table:table-cell>
          <table:table-cell office:value-type="string" calcext:value-type="string">
            <text:p>TIM3/ <text:s/>TIM4/ TIM5</text:p>
          </table:table-cell>
          <table:table-cell office:value-type="string" calcext:value-type="string">
            <text:p>TIM10/ <text:s/>TIM11</text:p>
          </table:table-cell>
          <table:table-cell office:value-type="string" calcext:value-type="string">
            <text:p>I2C1/I2C2/ I2C3</text:p>
          </table:table-cell>
          <table:table-cell office:value-type="string" calcext:value-type="string">
            <text:p>I2S2/SPI3/ <text:s/>I2S3/SPI4</text:p>
          </table:table-cell>
          <table:table-cell office:value-type="string" calcext:value-type="string">
            <text:p>SPI2/I2S2/ <text:s/>SPI3/ I2S3</text:p>
          </table:table-cell>
          <table:table-cell office:value-type="string" calcext:value-type="string">
            <text:p>USART1/ <text:s/>USART2</text:p>
          </table:table-cell>
          <table:table-cell office:value-type="string" calcext:value-type="string">
            <text:p>USART6</text:p>
          </table:table-cell>
          <table:table-cell office:value-type="string" calcext:value-type="string">
            <text:p>I2C2/ <text:s/>I2C3</text:p>
          </table:table-cell>
          <table:table-cell office:value-type="string" calcext:value-type="string">
            <text:p>OTG1_FS</text:p>
          </table:table-cell>
          <table:table-cell/>
          <table:table-cell office:value-type="string" calcext:value-type="string">
            <text:p>SD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rt A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/ TIM2_ETR</text:p>
          </table:table-cell>
          <table:table-cell office:value-type="string" calcext:value-type="string">
            <text:p>TIM5_CH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2_CTS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A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2_RTS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A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2_TX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A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USART2_RX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A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1_NSS</text:p>
          </table:table-cell>
          <table:table-cell office:value-type="string" calcext:value-type="string">
            <text:p>SPI3_NSS/ I2S3_WS</text:p>
          </table:table-cell>
          <table:table-cell office:value-type="string" calcext:value-type="string">
            <text:p>USART2_CK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A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/ TIM2_ET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1_SCK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A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I1_MIS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A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I1_MOSI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A8</text:p>
          </table:table-cell>
          <table:table-cell office:value-type="string" calcext:value-type="string">
            <text:p>MCO_1</text:p>
          </table:table-cell>
          <table:table-cell office:value-type="string" calcext:value-type="string">
            <text:p>TIM1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3_SC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SOF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A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3_SMB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VBU 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ART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I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ART1_CTS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FS_DM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ART1_RTS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FS_DP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A13</text:p>
          </table:table-cell>
          <table:table-cell office:value-type="string" calcext:value-type="string">
            <text:p>JTMS_ SWDIO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 -</text:p>
          </table:table-cell>
          <table:table-cell table:number-columns-repeated="4"/>
          <table:table-cell office:value-type="string" calcext:value-type="string">
            <text:p>- </text:p>
          </table:table-cell>
          <table:table-cell office:value-type="string" calcext:value-type="string">
            <text:p>- -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A14</text:p>
          </table:table-cell>
          <table:table-cell office:value-type="string" calcext:value-type="string">
            <text:p>JTCK_ SWCLK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 -</text:p>
          </table:table-cell>
          <table:table-cell table:number-columns-repeated="4"/>
          <table:table-cell office:value-type="string" calcext:value-type="string">
            <text:p>- </text:p>
          </table:table-cell>
          <table:table-cell office:value-type="string" calcext:value-type="string">
            <text:p>- -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A15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TIM2_CH1/ TIM2_ET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1_NSS</text:p>
          </table:table-cell>
          <table:table-cell office:value-type="string" calcext:value-type="string">
            <text:p>SPI3_NSS/ I2S3_WS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ort B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3</text:p>
          </table:table-cell>
          <table:table-cell office:value-type="string" calcext:value-type="string">
            <text:p>JTDO-SWO</text:p>
          </table:table-cell>
          <table:table-cell office:value-type="string" calcext:value-type="string">
            <text:p>TIM2_C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SPI3_SCK/ I2S3_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4</text:p>
          </table:table-cell>
          <table:table-cell office:value-type="string" calcext:value-type="string">
            <text:p>JTR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I2S3ext_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3_SDA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SPI3_MOSI/ I2S3_SD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 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C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TX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RX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SDIO_D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2_NSS/ I2S2_WS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DIO_D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SPI2_SCK/ I2S2_CK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 -</text:p>
          </table:table-cell>
          <table:table-cell/>
          <table:table-cell office:value-type="string" calcext:value-type="string">
            <text:p>- 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/ I2S2_W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 -</text:p>
          </table:table-cell>
          <table:table-cell/>
          <table:table-cell office:value-type="string" calcext:value-type="string">
            <text:p>- 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2_SCK/ I2S2_CK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 -</text:p>
          </table:table-cell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I2S2ext_SD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2_MOSI/ I2S2_SD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 -</text:p>
          </table:table-cell>
          <table:table-cell/>
          <table:table-cell office:value-type="string" calcext:value-type="string">
            <text:p>- 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ort C </text:p>
          </table:table-cell>
          <table:table-cell office:value-type="string" calcext:value-type="string">
            <text:p>PC0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C1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C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I2S2ext_SD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C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2_MOSI/ I2S2_SD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 -</text:p>
          </table:table-cell>
          <table:table-cell/>
          <table:table-cell office:value-type="string" calcext:value-type="string">
            <text:p>- 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C4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C5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IM3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S2_M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6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IO_D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6_R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IO_D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C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ART6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IO_D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C9</text:p>
          </table:table-cell>
          <table:table-cell office:value-type="string" calcext:value-type="string">
            <text:p>MCO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DIO_D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C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PI3_SCK/ I2S3_CK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DIO_D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C1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2S3ext_SD</text:p>
          </table:table-cell>
          <table:table-cell office:value-type="string" calcext:value-type="string">
            <text:p>SPI3_MIS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DIO_D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C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PI3_MOSI/ I2S3_SD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 </text:p>
          </table:table-cell>
          <table:table-cell office:value-type="string" calcext:value-type="string">
            <text:p>SDIO - CK <text:s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C13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C14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C15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ort D</text:p>
          </table:table-cell>
          <table:table-cell office:value-type="string" calcext:value-type="string">
            <text:p>PD0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D1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D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ETR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SDIO_ CM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D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2_SCK/ I2S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 CTS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D4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2_ RTS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D5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2_TX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D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3_MOSI/ I2S3_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RX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D7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2_CK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D8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D9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D10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D11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D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1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D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2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D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3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D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4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ort E</text:p>
          </table:table-cell>
          <table:table-cell office:value-type="string" calcext:value-type="string">
            <text:p>PE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ETR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E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E2</text:p>
          </table:table-cell>
          <table:table-cell office:value-type="string" calcext:value-type="string">
            <text:p>TRACECL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PI4_SCK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E3</text:p>
          </table:table-cell>
          <table:table-cell office:value-type="string" calcext:value-type="string">
            <text:p>TRACED0</text:p>
          </table:table-cell>
          <table:table-cell table:number-columns-repeated="14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E4</text:p>
          </table:table-cell>
          <table:table-cell office:value-type="string" calcext:value-type="string">
            <text:p>TRACED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PI4_NSS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E5</text:p>
          </table:table-cell>
          <table:table-cell office:value-type="string" calcext:value-type="string">
            <text:p>TRACED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9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4_MIS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E6</text:p>
          </table:table-cell>
          <table:table-cell office:value-type="string" calcext:value-type="string">
            <text:p>TRACED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9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4_MOSI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E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E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E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E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E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4_NSS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E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4_SCK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E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4_MIS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E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4_MOSI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E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ort H</text:p>
          </table:table-cell>
          <table:table-cell office:value-type="string" calcext:value-type="string">
            <text:p>PH0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H1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 OUT</text:p>
          </table:table-cell>
          <table:table-cell table:number-columns-repeated="1006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1pt" style:font-style-asian="normal" style:font-weight-asian="normal" style:font-name-complex="Mangal" style:font-family-complex="Mangal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6pt solid #7f7f7f"/>
      <style:text-properties fo:color="#fa7d00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1.5pt solid #4f81bd" style:diagonal-bl-tr="none" style:diagonal-tl-br="none" fo:border-left="none" fo:border-right="none" fo:border-top="none"/>
      <style:text-properties fo:color="#1f497d" style:text-outline="false" style:text-line-through-styl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1.5pt solid #a7c0de" style:diagonal-bl-tr="none" style:diagonal-tl-br="none" fo:border-left="none" fo:border-right="none" fo:border-top="none"/>
      <style:text-properties fo:color="#1f497d" style:text-outline="false" style:text-line-through-styl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99pt solid #95b3d7" style:diagonal-bl-tr="none" style:diagonal-tl-br="none" fo:border-left="none" fo:border-right="none" fo:border-top="none"/>
      <style:text-properties fo:color="#1f497d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6pt solid #7f7f7f"/>
      <style:text-properties fo:color="#3f3f76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/>
      <style:text-properties fo:color="#fa7d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6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6pt solid #3f3f3f"/>
      <style:text-properties fo:color="#3f3f3f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fo:border-top="0.06pt solid #4f81bd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00.00.0000</text:date>, <text:time style:data-style-name="N2" text:time-value="0000-00-00T20:55:17.84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TM32F401_20_alternate_20_functions" style:display-name="PageStyle_STM32F401 alternate fun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</meta:initial-creator>
    <meta:creation-date>2014-04-21T10:55:13</meta:creation-date>
    <dc:date>2014-04-21T20:55:57.679000000</dc:date>
    <meta:editing-duration>P0D</meta:editing-duration>
    <meta:generator>LibreOffice/4.1.4.2$Windows_x86 LibreOffice_project/0a0440ccc0227ad9829de5f46be37cfb6edcf72</meta:generator>
    <meta:editing-cycles>1</meta:editing-cycles>
    <meta:document-statistic meta:table-count="1" meta:cell-count="135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